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78H17M06.379051S" calcext:value-type="time">
            <text:p>778:1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3H58M39.207S" calcext:value-type="time">
            <text:p>03:58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27H14M44.957S" calcext:value-type="time">
            <text:p>27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7:55:37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9T11:28:39.764000000</dc:date>
    <dc:creator>Benjamin Laws</dc:creator>
    <meta:editing-duration>P33DT12H53M8S</meta:editing-duration>
    <meta:editing-cycles>892</meta:editing-cycles>
    <meta:generator>LibreOffice/7.2.6.2$Windows_X86_64 LibreOffice_project/b0ec3a565991f7569a5a7f5d24fed7f52653d754</meta:generator>
    <meta:document-statistic meta:table-count="2" meta:cell-count="1140" meta:object-count="0"/>
  </office:meta>
</office:document-meta>
</file>